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Unicode MS1" svg:font-family="'Arial Unicode MS'"/>
    <style:font-face style:name="DejaVu Sans Mono" svg:font-family="'DejaVu Sans Mono'" style:font-family-generic="modern" style:font-pitch="fixed"/>
    <style:font-face style:name="宋体1" svg:font-family="宋体" style:font-family-generic="modern" style:font-pitch="fixed"/>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P2" style:family="paragraph" style:parent-style-name="Preformatted_20_Text">
      <style:text-properties fo:font-style="normal" style:font-style-asian="normal" style:font-style-complex="normal"/>
    </style:style>
    <style:style style:name="P3" style:family="paragraph" style:parent-style-name="Preformatted_20_Text">
      <style:text-properties fo:background-color="#ffff00"/>
    </style:style>
    <style:style style:name="T1" style:family="text">
      <style:text-properties fo:font-style="italic" style:font-style-asian="italic" style:font-style-complex="italic"/>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visado para el retrato de doña dora garay</text:p>
      <text:p text:style-name="P3"/>
      <text:p text:style-name="P3">Esta es la historia de un hombre que pasea a un perro. </text:p>
      <text:p text:style-name="P3">es un perro de la raza Texto. </text:p>
      <text:p text:style-name="P3">El hombre va con su perrotexto paseando por una calle de París, que no solo es una ciudad, también un lugar común</text:p>
      <text:p text:style-name="P3"/>
      <text:p text:style-name="P3">El hombre no tiene nombre, o por lo menos no aquí. Nosotros lo conoceremos únicamente como el dueño de un perro de la raza Texto. </text:p>
      <text:p text:style-name="P3">El Perro sí tiene nombre: nada menos que Flaubert. </text:p>
      <text:p text:style-name="P3">Tampoco se lee claramente la edad del hombre, pero por su talante y caminado se sospecha que ha pasado ya la edad fértil. No queremos decir con esto que se trate de un anciano, simplemente de un hombre cuyo tiempo de latencia entre dos eyaculaciones sobrepasa las veinticuatro horas. </text:p>
      <text:p text:style-name="P3"/>
      <text:p text:style-name="P3">(Por ahí habría que empezar el retrato de todos los hombres.) </text:p>
      <text:p text:style-name="P3"/>
      <text:p text:style-name="P3">Flaubert, por el contrario, se encuentra en la flor de la fertilidad. </text:p>
      <text:p text:style-name="P3">Su olfato ultradesarrollado de canino en celo permanente detecta el más mínimo rastro aromático de las perras. </text:p>
      <text:p text:style-name="P3">Pero esta historia no desea distraerse en eso, sino contar la historia de este hombre dueño de un perrotexto y de un periodo de latencia mayor a las 24 horas, que merodea por las calles de un lubar común, a la espera de que los procesos digestivos de Flaubert lleguen a buen fin, y él pueda regresar a su buhardilla (porque nuestro hombre no pertenece a la nobleza, y para ubicar a un personaje literario en París siendo consecuentes con el lugar común sólo existen esas dos opciones sociales: la nobleza o la buhardilla). </text:p>
      <text:p text:style-name="P3"/>
      <text:p text:style-name="P3">¿Qué estábamos diciendo?</text:p>
      <text:p text:style-name="P3"/>
      <text:p text:style-name="P3">Ah, sí, que Flaubert está en celo. Y que no nos queremos distraer. Vayamos al grano. La galería. <text:s/></text:p>
      <text:p text:style-name="P3"/>
      <text:p text:style-name="P3">La rapidez de acceso a los recursos imaginarios almacenados en la memoria es directamente proporcional al periodo de latencia entre una erección y otra. </text:p>
      <text:p text:style-name="P3"/>
      <text:p text:style-name="P3">El Señor Latencia se detiene entonces frente a una galería de arte que exhibe una exposición intitulada J'AIME MON QUARTIER, JE RAMASSE. </text:p>
      <text:p text:style-name="P3">El nombre llama la atención del Señor Latencia. Su significado no importa. </text:p>
      <text:p text:style-name="P3">Lo importante para hacer avanzar esta historia es lo que esa frase representa, y no vamos aquí a ahondar en las diferencias entre el significado y la representación, no es el lugar ni el momento, conformémonos con decir que la representación una cuestión menos literal, más alusiva que las que agitan las aguas profundas del significado. </text:p>
      <text:p text:style-name="P3">La frase en cuestión (de marras, dirían algunos, pero tampoco nos vamos a distraer con ellos) alude a los procesos digestivos de los perros que sobrepueblan esta ciudad, y que empuercan sus aceras (banquetas, dirían otros) de esta representativa ciudad. </text:p>
      <text:p text:style-name="P3"/>
      <text:p text:style-name="P3">Pero nos estamos desviando del propósito del texto, cual si el texto fuera un perro en la flor de la fertilidad y cuyo celo jalara la correa del relato en dirección de calles insospechadas, donde lo único familiar es un invisible aroma a perra disponible. </text:p>
      <text:p text:style-name="P3"/>
      <text:p text:style-name="P3">Estábamos leyendo que el señor Latencia pasea a Flaubert por una calle cuyo nombre no importa para efectos de esta historia, ubicada en un barrio donde abundan las galerías de Arte, cuando de pronto Flaubert vio una perra en contraesquina, llevando el texto entero a una digresión innecesaria (del verbo digredir, que significa agredir de improviso el hilo racional del discurso, alejándolo así de su propósito original, lo que en el fondo quería contar: cómo y por qué el señor Latencia se detuvo de improviso frente a la vitrina de la galería de arte donde exhibían la exposición J'AIME MON QUARTIER, JE RAMASSE. <text:s/>)</text:p>
      <text:p text:style-name="P3"><text:soft-page-break/></text:p>
      <text:p text:style-name="P3">La perra por la que Flaubert suspira es una perra lázara. </text:p>
      <text:p text:style-name="P3">El ciego que la perra porta tiene los ojos bien abiertos, pero perdidos, sin correspondencia alguna con la identidad ni el pensamiento. </text:p>
      <text:p text:style-name="P3">Los ciegos sólo tienen ojos para el espacio exterior, piensa Flaubert</text:p>
      <text:p text:style-name="P3"/>
      <text:p text:style-name="P3">Flaubert se liga a la perra lázara, que olvida el destino original de su ciego para mover la cola de entusiasmo ante Flaubert. </text:p>
      <text:p text:style-name="P3">Los perrotextos abomban el pecho y orondan el pelo cuando ligan; los perrotextos son artefactos animales nacidos para seducir. </text:p>
      <text:p text:style-name="P3"/>
      <text:p text:style-name="P3">Pensemoslo mejor, y reacomodemos el espacio, para optimizar la comprensión de esta historia. </text:p>
      <text:p text:style-name="P3">Pero Flaubert está en celo, si tal expresión cabe en un macho perro de la raza texto. </text:p>
      <text:p text:style-name="P3">El celo no existe en los perros. O los perros.texto son animales que están siempre en celo. O el celo permanente es una licencia poética. </text:p>
      <text:p text:style-name="Preformatted_20_Text"><text:span text:style-name="T2">la poesía es como esa palabra clave que en los juegos de video nos permite hacer trampa y cruzar al fin esa etapa contra la que llevámonos golpeando varios meses sin poder abrirla. </text:span>Si así fuera en la vida, piensa el señor Latencia, si tuvieramos una palabra clave, una abracadabra para destrabar el eterno retorno de los fracasos, de las desgracias, de los barbitúricos y los inviernos. Pero tal pensamiento es imposible en la cabeza del señor Latencia, él es un hombre del siglo XX, acostumbrado a máquinas duraderas, máquina de escribir, radios de transistores, electrodomésticos que duran medio siglo. No es él un hombre afecto a los juegos de video. </text:p>
      <text:p text:style-name="Preformatted_20_Text"/>
      <text:p text:style-name="Preformatted_20_Text">¿Y el ciego? El ciego es un pícaro, como todos los ciegos. Alguien acostumbrado a salirse siempre con la suya sin necesidad de pupilas. </text:p>
      <text:p text:style-name="Preformatted_20_Text">Pero esta historia no tiene nada que ver con el ciego de ese lado de la calle, sino con la galería de arte y las fotos expuestas en la acera opuesta. </text:p>
      <text:p text:style-name="Preformatted_20_Text">El ciego debe abandonar para siempre esta narración, con todo y su perra lázara, para mala fortuna de la líbido de Flaubert. </text:p>
      <text:p text:style-name="Preformatted_20_Text">Tan romántico cuadro: Flaubert y Lázara, el perro.texto y la perra.vista hechos el uno para el otro.</text:p>
      <text:p text:style-name="Preformatted_20_Text">La necedad del relato hará que todas esas historias posibles, todas las permutaciones narrativas seguramente mejores que la historia a punto de ser contada, se perderán en el arenal de los personajes desperdiciados, los párrafos reescritos, los golpes de timón al barco del relato; el limbo donde duermen lo no escrito. </text:p>
      <text:p text:style-name="Preformatted_20_Text">El perrotexto y la perravista se separan entonces. Sus amos tiran de sus respectivas correas, el señor Latencia de regreso a la galería, el ciego con destino a su destino, ese que tan bien conoce o ese que intuye gracias a la cantidad de neuronas alternativas, metafísicas, adivinas que deben brotar en el cerebro ante la restricción que representa la falta de vista. </text:p>
      <text:p text:style-name="Preformatted_20_Text"/>
      <text:p text:style-name="Preformatted_20_Text">Pero no se trata de venir aquí a desperdiciar personajes. Ya lo dijo Flaubert (¿o fue Chéjov?): si vas a poner un rifle en el decorado de una historia, es porque tarde o temprano se tiene que disparar. El señor Latencia cita la frase de memoria, por aproximaciones verbales que la acercan a la original, si es que la original existe. ¿Cómo se le habrá ocurrido la original a Chéjov (o a Flaubert)? El ciego entonces es un rifle, un personaje dueño de una perra Lázara que no lo obedece, que lo pierde, que se equivoca de destino. </text:p>
      <text:p text:style-name="Preformatted_20_Text">Un personaje maravilloso a punta de desperdicio. Mejor matarlo. </text:p>
      <text:p text:style-name="Preformatted_20_Text">Un coche y lo atropelle, o que caiga un rayo y lo fulmine, alguna causa fácil de tejer: perra Lázara en celo, perrotexto enfrente, movimiento brusco, motociclista con prisa, ¡bum! </text:p>
      <text:p text:style-name="Preformatted_20_Text"/>
      <text:p text:style-name="Preformatted_20_Text">Pero no. Eso no es disparar un rifle. Eso es quitar un ciego para que no estorbe. Mejor digamos que el ciego es el señor Latencia mismo, pero en alguna de sus posibilidades no realizadas</text:p>
      <text:p text:style-name="Preformatted_20_Text">Si no hubiera dejado a aquella mujer, si no hubiera cancelado aquel boleto, si <text:soft-page-break/>hubiera reprobado el concurso, las causas se hubieran encadenado de tal forma que en vez de estar paseando a un perro texto llamado Flaubert, acaso sería un ciego, dueño de una perravista encantadora, un poco desobediente pero voluntariosa, distraída pero al fin y al cabo eficaz. </text:p>
      <text:p text:style-name="Preformatted_20_Text">Y acaso no viviera en la buhardilla de un sexto piso sin ascensor, muy por el contrario ahora sería riquísimo y tendría un edificio entero para él solo, con un elevador </text:p>
      <text:p text:style-name="Preformatted_20_Text">Pero prefiero ver, piensa el señor Latencia, Prefiero mi vida como es, y ahora sí, pronunciadas esas palabras, el ciego puede desaparecer. </text:p>
      <text:p text:style-name="Preformatted_20_Text"/>
      <text:p text:style-name="Preformatted_20_Text">Flaubert, por el contrario, parece molesto. Como lo estaríamos usted o yo si una correa nos hubiera jalado por el cuello (halado, también se escribe, y la hache le da cierta dignidad al movimiento, transformándolo casi en alado, más apropiado para una situación de seducción: ser alado), jalado con violencia por gracia del rudimentario servomecanismo de una correa de cuero, correa de perro, correa para texto. Ambos, el señor Latencia y Flaubert, saben que el perrotexto no es rencoroso, al contrario, es un animal noble en cuyas fauces no hay centímetro cuadrado de colmillo tomado por el rencor. Y sin embargo. Sin embargo, cuando el señor Latencia se detiene ante al galería para observar los objetos ahí expuestos, el aparato digestivo de Flaubert adquiere esa posición de cuclillas en cuatro patas, ese gesto de animal a punto de esfuerzo, necesidad, instinto, deyección trasera de perro.</text:p>
      <text:p text:style-name="Preformatted_20_Text"/>
      <text:p text:style-name="Preformatted_20_Text">Permítaseme aquí un paréntesis para digredir sobre la legendaria dificultad de acordar el relato con los actos. Porque cada estación del relato contiene una cantidad infinita de posibilidades, algunas muchas más tensas, más divertidas, más justas que las otras. Si siguiéramos el consejo de Kurt Vonegut (¿o fue Chéjov?) que aconseja ser un desgraciado con los personajes literarios, ponerles la mayor cantidad de trabas del mundo, obstaculizar su camino hasta crear un muro infranqueable de circunstancias que provoquen el crecimiento humano y literario del personaje, tendríamos ahora que crear catástrofe, así sea modesta, por ejemplo: el señor Latencia no tiene bolsas de plástico para recoger la mierda</text:p>
      <text:p text:style-name="Preformatted_20_Text">[[[[[</text:p>
      <text:p text:style-name="Preformatted_20_Text">, o hacer de él un obsesivo compulsivo de las bacterias y revelar entonces, </text:p>
      <text:p text:style-name="Preformatted_20_Text">para salvar la contradicción lógica de un personaje excesivamente limpio con la posesión de un perro, especialmente de uno tan sucio los de la raza Texto, que el perro Texto no pertenece al señor Latencia, no, pertenece a una escritora acaudalada que vive en el barrio de las galerías de arte, pero como se encuentra en este instante en el Salón del Libro, firmando una cantidad inimaginable de ejemplares vendidos, ¡muy bien vendidos!, de su última novela y cuyas</text:p>
      <text:p text:style-name="Preformatted_20_Text">]]]]]</text:p>
      <text:p text:style-name="Preformatted_20_Text"><text:s/>faraminosas regalías generan la materia prima del enorme poder adquisitivo que le permite contratar a muertos de hambre como el señor Latencia, que viven en buhardillas sucias a las afueras de París, y cuyo único mérito es haber insistido en huir de su clase social, allá, en su país de origen, para quedarse aquí, manteniendo viva la ilusión de que todos los habitantes de esta ciudad son felices por definición por la luminosa ósmosis que a diario genera la Torre Eiffel, cuyo faro giratorio es la mejor metáfora de una felicidad giratoria. <text:s text:c="5"/></text:p>
      <text:p text:style-name="Preformatted_20_Text"/>
      <text:p text:style-name="Preformatted_20_Text">Ese hombre que no es capaz de hilvanar dos eyaculaciones en menos de 24 horas, y que hemos dado aquí en llamar Señor Latencia a pesar de que su apellido está muy lejos de esa precisión, esa elegancia fonológica y semántica de la palabra Latencia (imagine usted algo común, corriente, sobrepoblado y sucio: por ejemplo, García), ese señor ni siquiera es dueño de este, su pobre perro Texto, que seguramente tampoco se llama Flaubert, se llamará Fifi o Toto o alguna otra aliteración simple y sinsentido con que las <text:span text:style-name="T1">escritoras de éxito</text:span>, cansadas de bregar contra el lenguaje, contra las palabras precisas, contra la sonoridad de la prosa, contra la exactitud del adjetivo, bautizan por cansancio y agotamiento de la imaginación a sus perros. Imagínese usted: Tutú. </text:p>
      <text:p text:style-name="Preformatted_20_Text"/>
      <text:p text:style-name="Preformatted_20_Text">García y Tutú caminan, pues por una calle cualquiera de París, ni siquiera una <text:soft-page-break/>calle particularmente postal, nada de inmuebles haussmanianos, nada de techos de latón gris oscuro, tan afines a la meteorología de esta ciudad. Al contrario, multifamiliares chinos de catorce pisos, camellones de cemento sin árboles ni pasto, parajes donde ni los ciegos más obtusos pondrían un pie. ¿Cómo ubicar ahí una galería de arte? ¿Cómo resolver la incompatibilidad sociológica entre la galería de arte y el multifamiliar chino. O se queda la galería, y todo el barrio se transforma en un lugar cerca del Sena, con adoquines asimétricos y parejas abrigadas paseando paralelas, o nos quedamos con las torres, el cochambre de la entrada de un edificio de interés social que García alcanzó a alcanzar hace tantos años y por el que paga una bicoca de renta, bicoca que le permite mantener el mito del faro giratorio de la torre Eiffel. </text:p>
      <text:p text:style-name="Preformatted_20_Text"/>
      <text:p text:style-name="P1">Me niego, piensa Latencia (alias García) a pensar la palabra suvenir escrita así. </text:p>
      <text:p text:style-name="P1">O escribes souvenir o me pongo en huelga de personaje, y a ver cómo le haces para llevar el relato hasta su fin sin mi. Su venir, el venir de ella. Ella la de la foto. No su venir: su desplazamiento, su cruce de Atlántico cruzado, su movimiento vivo, imposible ya. </text:p>
      <text:p text:style-name="P1"/>
      <text:p text:style-name="P1">Este es el retrato de la foto que Latencia encuentra frente a la galería de arte: foto de identidad tamaño pasaporte: señora de edad, cincuentaosesenta, gafas, pelo entrecano, broche de oro decorando un suéter de cuello tortura. Yo conozco esa mujer, exclama García, cuasiextrangulando a Flaubert, perro texto ajeno al que pasea tres veces por semana, 20 euros la hora. Su venir de trasatlántico. Su provenir. </text:p>
      <text:p text:style-name="P1"/>
      <text:p text:style-name="Preformatted_20_Text">Necesitamos aquí un paréntesis para hablar del personaje improvisto, y acaso del absurdo implícito a toda empresa narrativa, a toda historia que se cuenta de atrás para adelante, del origen al destino, del pasado al futuro, de las promesas del genotipo a las muecas ajadas, burdas, multifamiliares del genotipo. Te la pasas adjetivando de tres en tres, ladra Flaubert. Puras triadas de adjetivos. Moquillo del estilo. Déjame en paz. </text:p>
      <text:p text:style-name="Preformatted_20_Text"/>
      <text:p text:style-name="Preformatted_20_Text">Absurdo implícito, decíamos, a manera de introducción al personaje sorpresa, el as bajo la manga, el secreto que permite llevar esta historia a su fin. Tan fácil que hubiera sido generar situaciones trágicas a partir del ciego, o absurdas a partir de la deyección de Flaubert frente a la galería, o incluso patéticas: la triste historia del pasea perros García. ¿De dónde sale esa mujer? Del pasado de Latencia. ¿Quién es? La responsable indirecta de que haya perdido la Rive Gauche, la galeria de arte y hasta la tensión superficial de la palabra Latencia para verse reducido a eso: un cualquiera, un García. </text:p>
      <text:p text:style-name="Preformatted_20_Text"/>
      <text:p text:style-name="Preformatted_20_Text">Con la mano detenida dentro del bolsillo (recordemos que Flaubert acaba justo de defecar), con el bullicio propio de los multifamiliares, detenida toda acción (recurso cinematográfico para acentuar el inminente desplome emocional que nuestro personaje está a punto de sin hematografiar), todo grito, todo correcta corriente de viento, García Latencia observa la foto anonadado, y la aliteración de enes y des de la palabra anonadado es una fotografía sonora perfecta para el desconcierto que esa foto provoca en la consciencia de García. </text:p>
      <text:p text:style-name="Preformatted_20_Text"/>
      <text:p text:style-name="Preformatted_20_Text">Surgen aquí una serie de preguntas que el texto ya no tendrá tiempo de responder: ¿qué hacen aquí esa foto? ¿por qué en una galería de arte y no en el piso, o pegada a un documento oficial, o mejor aún, olvidada hace años en el bolsillo de García? ¡Fue el ciego! Todo esto es culpa del maldito ciego. Seguro fue él quien concibió el macabro plan de recoger una foto del suelo (no importa que no la viera: basta con sentirla) y entregársela a una joven artista plástica cuyo propósito artístico consiste en ejemplificar la sobrevaloración absurda del artista recogiendo objetos inútiles, pases de abordar, notas manuscritas, migajas de lo que alguna vez fueron agendas de papel para ritmar la vida, y exponerlas luego en un mueseo a precios exorbitantes, demostrando incluso que el currículum y la firma de la artista bastan para inflamar el precio de cualquier cosa hasta niveles nunca imaginados por un simple cuida perros texto que <text:soft-page-break/>malvive, malcome y malcoge gracias a la caridad de una ecritora de best sellers. </text:p>
      <text:p text:style-name="Preformatted_20_Text"/>
      <text:p text:style-name="Preformatted_20_Text">Como casi todo el mundo, Latencia también fue joven. La mujer del cuello tortura es un amor de juventud. Con ella vivió varios años en París. Pero la mujer regresó al país de origen. Latencia no. Latencia decidió quedarse solo, a arruinar su vida en París. ¿Qué hace esa foto en un museo? La mujer está vieja. Viste un cuello tortura. </text:p>
      <text:p text:style-name="Preformatted_20_Text"/>
      <text:p text:style-name="Preformatted_20_Text">¿Cuándo tiré esa foto? ¿Por qué la gente tira sus propias fotos? ¿A qué documento pertenecía la foto?</text:p>
      <text:p text:style-name="Preformatted_20_Text"/>
      <text:p text:style-name="Preformatted_20_Text">Un hombre que pasea un perro se encuentra la foto de una mujer que conoció hace años en un museo. El hombre recuerda lo que significa para él esa mujer que había olvidado. El perro defeca frente a la galería de arte. El hombre recoge la mierda del perro con la ayuda de una bolsa. La bolsa y la mierda van a parar al bote de la basura. La foto no, la foto va a parar a un museo. El nombre de la exposición: J'aime mon quartier, je ramasse. </text:p>
      <text:p text:style-name="Preformatted_20_Text"/>
      <text:p text:style-name="Preformatted_20_Text">Deja que la historia venga. </text:p>
      <text:p text:style-name="Preformatted_20_Text"/>
      <text:p text:style-name="Preformatted_20_Text">La señora del cuello tortura vino a París, perdió aquí su foto, alguien la levantó como si fuera mierda de perro, y la guardó en una bolsa y la expuso en una galería de arte. Esa foto es mía, dice el señor que pasea al perro. Esa mujer vivió conmigo cuatro años, cuando yo era joven, aquí mismo, en este barrio. La mujer del cuello tortura regresó a su país. Luego empezó la guerra. Allá, en aquel país, que este es inmune a las guerras. Este país libra guerras en el extranjero, guerras invisibles para sus ciudadanos. Por eso es un país seguro. Pero la mujer insistió en regresar a su país tan solo porque aquí es gris y triste y las calles están llenas de mierda de perro. Y la mataron. Primero la torturaron, después la mataron. Nada grave. Nada fuera de lo común, quiero decir. La gente de allá está acostumbrada, la violencia forma parte de la vida cotidiana, como aquí el insultarse o no saludarse ni tolerarse. Aquí nos gritamos y nos maltratamos: allá se matan. Es todo. La mujer del cuello tortura se regresó a nuestro país de origen, yo me quedé aquí. Íbamos a hacer una familia que nos permitiera no estar solos. Pero no la hicimos porque ella quería regresarse y yo no. Ella se regresó, hizo su familia allá y no estuvo sola mientras duró su familia. Luego los mataron a todos dentro de un suéter cuello tortura, con un broche de latón forma de sol que les atravesaba la garganta a todos, no sólo para matarlos, también para que no gritaran. Por tanto esta foto no es posible, porque esa mujer que usted retrata no envejeció, más que en mi imaginación. Si se hubiera quedado. Si hubiéramos hecho una familia. La gran familia del hubiera. Eso que tiene usted ahí es una foto imaginaria, no sé de dónde la sacó, pero tal foto no es posible. Sólo que sea una foto de ciencia ficción, tomada con un aparato capaz de fotografiar a los exterminados, a quienes dejaron la vida trunca a causa de la guerra. En ese referencial, tal foto sí sería posible. Alguien, desde un universo paralelo, nos envía fotos de identidad de los muertos de guerra. Porque en aquel universo paralelo los muertos de aquí sí envejecieron y tuvieron familia y se jubilaron y organizaron bodas de plata con toda la familia. Pero tal cosa no es posible. Esa mujer desapareció, y los desaparecidos no envejecen, a menos de que sigan vivos. La otra opción es que esa fotografía no corresponda a la mujer en que estoy pensando, y entonces todo esto es una farsa y yo entré aquí por error. Esa es la otra posibilidad. </text:p>
      <text:p text:style-name="Preformatted_20_Text"/>
      <text:p text:style-name="Preformatted_20_Text">Esta historia necesita un final. Por ejemplo, al salir de la galería, el ciego que se paseaba con una perra lázara y un rifle me acribilla por haber reconocido la foto de la mujer. Nada más por eso. Totalmente inverosímil, porque esta es una ciudad civilizada, pacífica, donde las guerras se libran con varios miles de kilómetros de precaución para limitar las pérdidas civiles, al menos las visibles. Otro final: al ciego lo atropellan, a Latencia lo atropellan y Flaubert se va a ser feliz con la perra lázara en la perrera, mientras los matan. Ese es un final feliz. Flaubert y la perra lázara enjaulados, cruzándose <text:soft-page-break/>felices, ignorantes de que el mundo es una perrera y que tarde o temprano irrumpirá un veterinario con una inyección envenenada a terminarlo todo. O una pareja de clasemedieros que, para darse buena consciencia, buscan adoptar a una pareja de perros, precisamente un perro texto y una perra lázara, porque él es ciego y ella escritora. Ese es un mejor final. Dos parejas, una humana, otra de perros, siendo felices, besándose al unísono mientras esta historia llega a su fin.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Unicode MS1" svg:font-family="'Arial Unicode MS'"/>
    <style:font-face style:name="DejaVu Sans Mono" svg:font-family="'DejaVu Sans Mono'" style:font-family-generic="modern" style:font-pitch="fixed"/>
    <style:font-face style:name="宋体1" svg:font-family="宋体" style:font-family-generic="modern" style:font-pitch="fixed"/>
    <style:font-face style:name="Times New Roman" svg:font-family="'Times New Roman'"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宋体"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Black" fo:font-size="14pt" style:font-name-asian="微软雅黑"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宋体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date>2011-06-21T12:31:36</dc:date>
    <meta:editing-duration>PT2H5M2S</meta:editing-duration>
    <meta:editing-cycles>4</meta:editing-cycles>
    <meta:document-statistic meta:table-count="0" meta:image-count="0" meta:object-count="0" meta:page-count="6" meta:paragraph-count="64" meta:word-count="3430" meta:character-count="19969"/>
  </office:meta>
</office:document-meta>
</file>